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00ff00"/>
    </style:style>
    <style:style style:name="T3" style:family="text">
      <style:text-properties fo:color="#741b47" fo:font-weight="bold" style:font-weight-asian="bold" fo:background-color="#00ff00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Plugin POS</text:p>
      <text:p text:style-name="P2"/>
      <text:p text:style-name="P1"><text:span text:style-name="T1">EXTRA POS - </text:span><text:s/>15) LIT_isLoginRoleInvisible in table AD_User, per gestione Warehouse…. </text:p>
      <text:p text:style-name="P2"/>
      <text:p text:style-name="P1"><text:span text:style-name="T1">STEP 1 - cose bloccanti /importanti </text:span></text:p>
      <text:p text:style-name="P1"/>
      <text:list xml:id="list3048809327" text:style-name="WWNum1">
        <text:list-item>
          <text:p text:style-name="P4"><text:span text:style-name="T2">sistemare il pannello a dx in alto </text:span><text:span text:style-name="T3">==OK==</text:span></text:p>
        </text:list-item>
        <text:list-item>
          <text:p text:style-name="P4"><text:span text:style-name="T2">inserire le immagini per le icone del + e del - </text:span><text:span text:style-name="T3">==OK==</text:span><text:span text:style-name="T2"> </text:span></text:p>
        </text:list-item>
        <text:list-item>
          <text:p text:style-name="P4"><text:span text:style-name="T2">disabilitare la tastiera <text:s/>+ abilitare da s.o. </text:span><text:span text:style-name="T3">==OK==</text:span><text:span text:style-name="T2"> </text:span></text:p>
        </text:list-item>
        <text:list-item>
          <text:p text:style-name="P4"><text:span text:style-name="T2">icona stp - deve stampare lo stesso printformat </text:span><text:span text:style-name="T3">==OK==</text:span><text:span text:style-name="T2"> </text:span></text:p>
        </text:list-item>
        <text:list-item>
          <text:p text:style-name="P4">Problema di refresh su caricamento history</text:p>
        </text:list-item>
        <text:list-item>
          <text:p text:style-name="P4">Task Processo - &gt; Processo di accodamento dei prodotti (andrea)</text:p>
        </text:list-item>
        <text:list-item>
          <text:p text:style-name="P4"><text:span text:style-name="T2"><text:s/>Doctype : lit_ispos <text:s text:c="3"/>come filtro nell’elenco dei doc visibili </text:span><text:span text:style-name="T3">==OK==</text:span></text:p>
        </text:list-item>
      </text:list>
      <text:p text:style-name="P1"><text:span text:style-name="T3"><text:tab/>gestione filtri sul POS ==OK==</text:span></text:p>
      <text:list xml:id="list11755367914839" text:continue-numbering="true" text:style-name="WWNum1">
        <text:list-item>
          <text:p text:style-name="P4"><text:span text:style-name="T2"><text:s/>Doctype : colore di sfondo . <text:s text:c="2"/>add campo “color” nel doctype <text:s/></text:span><text:span text:style-name="T3">==OK==</text:span><text:span text:style-name="T2"> </text:span></text:p>
        </text:list-item>
        <text:list-item>
          <text:p text:style-name="P4"><text:span text:style-name="T2"><text:s/>la <text:s/>window ad_print_form : add <text:s text:c="2"/>LIT_POS_PrintFOrmat_ID x3 :fattura ‘invoice’, scontrino ‘orderSO’, comanda ‘orderPO’ </text:span><text:span text:style-name="T3">==OK==</text:span></text:p>
        </text:list-item>
      </text:list>
      <text:p text:style-name="P1"><text:s text:c="6"/><text:span text:style-name="T2">11) Direct Print <text:s/>- no anteprima ma stampa su sto <text:s/>(andrea) </text:span><text:span text:style-name="T3">==OK==</text:span></text:p>
      <text:p text:style-name="P1"><text:s text:c="6"/><text:span text:style-name="T2">12) scrollbar sui prodotti <text:s/></text:span><text:span text:style-name="T3">==OK==</text:span></text:p>
      <text:p text:style-name="P1"><text:s text:c="5"/><text:span text:style-name="T2">13) Immagine Prodotto selezionato <text:s/>- da Prodotto http <text:s/>se non c’è da POSKEY </text:span><text:span text:style-name="T3">==OK==<text:line-break/><text:tab/>PS: fare attenzione mettere UN SOLO prodotto nella gerarchia dei </text:span></text:p>
      <text:p text:style-name="P7"><text:span text:style-name="T3">POS-KEY, altrimenti da problemi nella visualizzazione nel pannello dell’Info</text:span></text:p>
      <text:p text:style-name="P7"><text:span text:style-name="T3">Product</text:span></text:p>
      <text:p text:style-name="P1"><text:s text:c="5"/><text:span text:style-name="T2">14) <text:s/>Immagine Prodotti da griglia. <text:s/>OK DA POSKEY + PRODOTTO http </text:span><text:span text:style-name="T3">==OK==<text:line-break/><text:tab/>PS: fare attenzione mettere UN SOLO prodotto nella gerarchia dei </text:span></text:p>
      <text:p text:style-name="P7"><text:span text:style-name="T3">POS-KEY, altrimenti da problemi nella visualizzazione nel pannello dell’Info</text:span></text:p>
      <text:p text:style-name="P7"><text:span text:style-name="T3">Product</text:span></text:p>
      <text:p text:style-name="P1"><text:soft-page-break/><text:s text:c="5"/>15) <text:span text:style-name="T2">rimane qty 2</text:span><text:span text:style-name="T3">==OK==</text:span></text:p>
      <text:p text:style-name="P1"><text:s text:c="5"/>16) <text:span text:style-name="T2">togliere gli zeri dalla qty </text:span><text:span text:style-name="T3">==OK==</text:span></text:p>
      <text:p text:style-name="P1"/>
      <text:p text:style-name="P1">CLONARE LA MASCHERA</text:p>
      <text:p text:style-name="P1"/>
      <text:p text:style-name="P1"><text:span text:style-name="T1">STEP 2 - da fare solo nella maschera clonata per Scarico Magazzino</text:span></text:p>
      <text:p text:style-name="P1"/>
      <text:list xml:id="list1571819055" text:style-name="WWNum2">
        <text:list-item>
          <text:p text:style-name="P5">puntare <text:s/>alla nuova tabella <text:s text:c="2"/>Testata e righe </text:p>
        </text:list-item>
        <text:list-item>
          <text:p text:style-name="P5">eliminare riferimento a BP</text:p>
        </text:list-item>
        <text:list-item>
          <text:p text:style-name="P6"/>
        </text:list-item>
      </text:list>
      <text:p text:style-name="P1"/>
      <text:p text:style-name="P1"><text:span text:style-name="T1">STEP 3 - da fare solo nella maschera POS</text:span></text:p>
      <text:p text:style-name="P1"/>
      <text:list xml:id="list11756464623709" text:continue-list="list11755367914839" text:style-name="WWNum1">
        <text:list-item>
          <text:p text:style-name="P4">Inserimento Partita Iva -&gt; creazione del BP <text:s text:c="3"/>[step 2 ]</text:p>
        </text:list-item>
        <text:list-item>
          <text:p text:style-name="P4"><text:s/>14) creare DD_Order su complete del Purchase order dei prodotti che sono in gruppo prodotto di tipo LIT_isDDOrder (table: M_Product_Category)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1" meta:word-count="286" meta:character-count="1807" meta:non-whitespace-character-count="1493"/>
    <meta:generator>LibreOfficeDev/6.0.5.2$Linux_X86_64 LibreOffice_project/</meta:generator>
  </office:meta>
</office:document-meta>
</file>